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24-02-05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23-02-0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22-01-31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21-03-02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20-01-1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9-01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8-01-0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7-01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5-09-15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5-01-13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4-02-12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3-01-29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1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5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200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53</text:p>
          </table:table-cell>
          <table:table-cell office:value-type="string" calcext:value-type="string">
            <text:p>MM22153</text:p>
          </table:table-cell>
          <table:table-cell office:value-type="string" calcext:value-type="string">
            <text:p>199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